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8pt" fo:letter-spacing="normal" fo:font-style="normal" fo:font-weight="normal" officeooo:paragraph-rsid="001c4512" fo:background-color="#ffffff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8pt" fo:letter-spacing="normal" fo:font-style="normal" fo:font-weight="normal" officeooo:paragraph-rsid="001e2138" fo:background-color="#ffffff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c9211e" style:font-name="verdana" fo:font-size="8pt" fo:letter-spacing="normal" fo:font-style="normal" fo:font-weight="normal" officeooo:paragraph-rsid="001c451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c9211e" style:font-name="verdana" fo:font-size="8pt" fo:letter-spacing="normal" fo:font-style="normal" fo:font-weight="normal" officeooo:rsid="002471d6" officeooo:paragraph-rsid="002471d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8pt" fo:letter-spacing="normal" fo:font-style="normal" fo:font-weight="normal" officeooo:rsid="0020591a" officeooo:paragraph-rsid="001f45a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c9211e" style:font-name="verdana" fo:font-size="8pt" fo:letter-spacing="normal" fo:font-style="normal" fo:font-weight="bold" officeooo:paragraph-rsid="001c4512" fo:background-color="transparent" style:font-size-asian="8pt" style:font-style-asian="normal" style:font-weight-asian="bold" style:font-size-complex="8pt" style:font-style-complex="normal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8pt" fo:letter-spacing="normal" fo:font-style="normal" fo:font-weight="normal" officeooo:paragraph-rsid="0028c6c5" fo:background-color="#ffffff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000000" style:font-name="verdana" fo:font-size="8pt" fo:letter-spacing="normal" fo:font-style="normal" fo:font-weight="normal" officeooo:paragraph-rsid="001c451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000000" style:font-name="verdana" fo:font-size="8pt" fo:letter-spacing="normal" fo:font-style="normal" fo:font-weight="normal" officeooo:rsid="002471d6" officeooo:paragraph-rsid="002471d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000000" style:font-name="verdana" fo:font-size="8pt" fo:letter-spacing="normal" fo:font-style="normal" fo:font-weight="normal" officeooo:rsid="0027dfb5" officeooo:paragraph-rsid="003f99c7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officeooo:paragraph-rsid="0022f41c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officeooo:paragraph-rsid="002471d6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8pt" fo:letter-spacing="normal" fo:font-style="italic" fo:font-weight="normal" officeooo:paragraph-rsid="001c4512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8pt" fo:letter-spacing="normal" fo:font-style="italic" fo:font-weight="bold" officeooo:paragraph-rsid="001c4512" fo:background-color="transparent" style:font-size-asian="8pt" style:font-style-asian="italic" style:font-weight-asian="bold" style:font-size-complex="8pt" style:font-style-complex="italic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8pt" fo:letter-spacing="normal" fo:font-style="normal" fo:font-weight="normal" officeooo:paragraph-rsid="001c451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8pt" fo:letter-spacing="normal" fo:font-style="normal" fo:font-weight="normal" officeooo:paragraph-rsid="0037d49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8pt" fo:letter-spacing="normal" fo:font-style="normal" fo:font-weight="bold" officeooo:paragraph-rsid="001c4512" fo:background-color="transparent" style:font-size-asian="8pt" style:font-style-asian="normal" style:font-weight-asian="bold" style:font-size-complex="8pt" style:font-style-complex="normal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8pt" fo:letter-spacing="normal" fo:font-style="normal" fo:font-weight="bold" officeooo:rsid="003bd2d7" officeooo:paragraph-rsid="003bd2d7" fo:background-color="transparent" style:font-size-asian="8pt" style:font-style-asian="normal" style:font-weight-asian="bold" style:font-size-complex="8pt" style:font-style-complex="normal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999999" style:font-name="verdana" fo:font-size="8pt" fo:letter-spacing="normal" fo:font-style="italic" fo:font-weight="normal" officeooo:paragraph-rsid="001c4512" fo:background-color="transparent" style:font-size-asian="8pt" style:font-style-asian="italic" style:font-weight-asian="normal" style:font-size-complex="8pt" style:font-style-complex="italic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55308d" style:font-name="verdana" fo:font-size="8pt" fo:letter-spacing="normal" fo:font-style="normal" fo:font-weight="normal" officeooo:paragraph-rsid="003e5c1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8pt" fo:letter-spacing="normal" fo:font-style="normal" fo:font-weight="normal" officeooo:paragraph-rsid="002c5736" fo:background-color="#ffffff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color="#00a933" style:font-name="verdana" fo:font-size="8pt" fo:letter-spacing="normal" fo:font-style="normal" fo:font-weight="normal" officeooo:paragraph-rsid="002c5736" fo:background-color="#ffffff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verdana" fo:font-size="8pt" fo:letter-spacing="normal" fo:font-style="normal" fo:font-weight="normal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font-name="verdana" fo:font-size="8pt" fo:letter-spacing="normal" fo:font-style="normal" fo:font-weight="normal" officeooo:rsid="002471d6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color="#000000" style:font-name="verdana" fo:font-size="8pt" fo:letter-spacing="normal" fo:font-style="normal" fo:font-weight="normal" officeooo:rsid="0022f41c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5" style:family="text">
      <style:text-properties fo:color="#000000" officeooo:rsid="002471d6"/>
    </style:style>
    <style:style style:name="T6" style:family="text">
      <style:text-properties fo:color="#000000" officeooo:rsid="0022f41c"/>
    </style:style>
    <style:style style:name="T7" style:family="text">
      <style:text-properties officeooo:rsid="0027dfb5"/>
    </style:style>
    <style:style style:name="T8" style:family="text">
      <style:text-properties officeooo:rsid="0028b29c"/>
    </style:style>
    <style:style style:name="T9" style:family="text">
      <style:text-properties officeooo:rsid="001c4512"/>
    </style:style>
    <style:style style:name="T10" style:family="text">
      <style:text-properties officeooo:rsid="000fe766"/>
    </style:style>
    <style:style style:name="T11" style:family="text">
      <style:text-properties officeooo:rsid="001face6"/>
    </style:style>
    <style:style style:name="T12" style:family="text">
      <style:text-properties officeooo:rsid="002256a8"/>
    </style:style>
    <style:style style:name="T13" style:family="text">
      <style:text-properties fo:color="#c9211e" style:font-name="verdana" fo:font-size="8pt" fo:letter-spacing="normal" fo:font-style="normal" fo:font-weight="normal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14" style:family="text">
      <style:text-properties fo:color="#c9211e" style:font-name="verdana" fo:font-size="8pt" fo:letter-spacing="normal" fo:font-style="normal" fo:font-weight="normal" officeooo:rsid="0022f41c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15" style:family="text">
      <style:text-properties fo:color="#c9211e" style:font-name="verdana" fo:font-size="8pt" fo:letter-spacing="normal" fo:font-style="normal" fo:font-weight="normal" officeooo:rsid="002471d6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16" style:family="text">
      <style:text-properties fo:color="#999999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37d494"/>
    </style:style>
    <style:style style:name="T19" style:family="text">
      <style:text-properties officeooo:rsid="003ab417"/>
    </style:style>
    <style:style style:name="T20" style:family="text">
      <style:text-properties officeooo:rsid="00424a9a"/>
    </style:style>
    <style:style style:name="T21" style:family="text">
      <style:text-properties officeooo:rsid="004447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openocd -f board/stm32f4discovery.cfg -c "program /home/evg/Stm32CubeIDE/STM32F407-DISCOVERY_W5500_INTRON/build_<text:span text:style-name="T20">debug</text:span>/11_Converter_F407_INTRON_DT.bin 0x08000000 reset"</text:p>
      <text:p text:style-name="P1"/>
      <text:p text:style-name="P22">openocd -f interface/stlink.cfg -f board/stm32f4discovery.cfg -c "program /home/evg/Stm32CubeIDE/STM32F407-DISCOVERY_W5500_INTRON/build/11_Converter_F407_INTRON_DT.bin 0x08000000 reset"</text:p>
      <text:p text:style-name="P21"/>
      <text:p text:style-name="P1"/>
      <text:p text:style-name="P1">openocd -f board/stm32f4discovery.cfg</text:p>
      <text:p text:style-name="P2"><text:bookmark-start text:name="__DdeLink__548_3123639464"/><text:span text:style-name="T10">a</text:span>rm-none-eabi-gdb-<text:span text:style-name="T11">py </text:span><text:bookmark-end text:name="__DdeLink__548_3123639464"/><text:span text:style-name="T11"><text:s/></text:span><text:span text:style-name="T12">(в другой консоли)</text:span></text:p>
      <text:p text:style-name="P5">(gdb) target remote localhost:3333</text:p>
      <text:p text:style-name="P3">(gdb) <text:span text:style-name="T7">file /home/evg/Stm32CubeIDE/STM32F407-DISCOVERY_W5500_INTRON/build_</text:span><text:span text:style-name="T21">debug</text:span><text:span text:style-name="T7">/11_Converter_F407_INTRON_DT.</text:span><text:span text:style-name="T8">elf</text:span></text:p>
      <text:p text:style-name="P20">/home/evg/SOFT/Github/Stm32CubeIde/STM32F407-DISCOVERY_W5500_INTRON/build/<text:span text:style-name="T7">11_Converter_F407_INTRON_DT.</text:span><text:span text:style-name="T8">elf</text:span></text:p>
      <text:p text:style-name="P10">file /home/evg/Stm32CubeIDE/STM32F407-DISCOVERY_W5500_INTRON/build_debug/11_Converter_F407_INTRON_DT.elf</text:p>
      <text:p text:style-name="P3"/>
      <text:p text:style-name="P3">(gdb) <text:span text:style-name="T9">load</text:span></text:p>
      <text:p text:style-name="P3">(gdb) i file <text:s/><text:span text:style-name="T1"><text:s/></text:span><text:span text:style-name="T6">(информация о файле)</text:span></text:p>
      <text:p text:style-name="P11"><text:span text:style-name="T13">(gdb) i b </text:span><text:span text:style-name="T2"><text:s/></text:span><text:span text:style-name="T4">(точки останова)</text:span></text:p>
      <text:p text:style-name="P11"><text:span text:style-name="T14">(gdb) i r <text:s/></text:span><text:span text:style-name="T3">(регистры)</text:span></text:p>
      <text:p text:style-name="P3">(gdb) b main <text:s text:c="2"/><text:span text:style-name="T5">создание точки</text:span></text:p>
      <text:p text:style-name="P3">(gdb) b httpServer_run</text:p>
      <text:p text:style-name="P3"/>
      <text:p text:style-name="P8">Способы расстановки breakpoints</text:p>
      <text:p text:style-name="P15">b func_name</text:p>
      <text:p text:style-name="P15">b *func_name+offset</text:p>
      <text:p text:style-name="P15">b *address</text:p>
      <text:p text:style-name="P15">info break</text:p>
      <text:p text:style-name="P15">disable/enable breakpoint_number</text:p>
      <text:p text:style-name="P15">delete breakpoint_number</text:p>
      <text:p text:style-name="P15">ignore breakpoint_number n <text:s/>// <text:s/>остановится на этой точке пройдя ее n раз</text:p>
      <text:p text:style-name="P3"/>
      <text:p text:style-name="P15">Продолжить выполнение до следующего breakpoint-а</text:p>
      <text:p text:style-name="P3">continue | c</text:p>
      <text:p text:style-name="P3"/>
      <text:p text:style-name="P9">делее нажимаем перезагрузку и код встанет на main</text:p>
      <text:p text:style-name="P12"><text:span text:style-name="T15">(gdb) bt <text:s/></text:span><text:span text:style-name="T3">стек вызовов</text:span></text:p>
      <text:p text:style-name="P4"/>
      <text:p text:style-name="P9">Reverse Debug, позволяющая сохранить состояние программы и обратно отладить до него. Для этого, после запуска отладчика укажем gdb, что хотим начать использовать reverse debug и стоит сохранять состояния программы</text:p>
      <text:p text:style-name="P4">record <text:s/><text:span text:style-name="T16">the current architecture doesn't support record function</text:span></text:p>
      <text:p text:style-name="P9">После этого станут доступны следующие команды</text:p>
      <text:p text:style-name="P4">reverse-step</text:p>
      <text:p text:style-name="P4">reverse-next</text:p>
      <text:p text:style-name="P4"/>
      <text:p text:style-name="P14">break или b - создание точки останова;</text:p>
      <text:p text:style-name="P14">info или i - вывести информацию, доступные значения: break, registers, frame, locals, args;</text:p>
      <text:p text:style-name="P19">run или r - запустить программу; // <text:span text:style-name="T9">не поддерживается</text:span></text:p>
      <text:p text:style-name="P14">continue или c - продолжить выполнение программы после точки останова;</text:p>
      <text:p text:style-name="P14">step или s - выполнить следующую строчку программы с заходом в функцию;</text:p>
      <text:p text:style-name="P14">next или n - выполнить следующую строчку без захода в функцию;</text:p>
      <text:p text:style-name="P14">print или p - вывести значение переменной;</text:p>
      <text:p text:style-name="P14">backtrace или bt - вывести стек вызовов;</text:p>
      <text:p text:style-name="P14">x - просмотр содержимого памяти по адресу;</text:p>
      <text:p text:style-name="P13">ptype - просмотр типа переменной;</text:p>
      <text:p text:style-name="P13">h или help - просмотр справки по команде;</text:p>
      <text:p text:style-name="P13">q или quit - выход из программы.</text:p>
      <text:p text:style-name="P13"/>
      <text:p text:style-name="P13">Для отладки циклов можно устанавливать точки останова на основе условия, например, на 11-той строке, если значение переменной var1 будет 20:</text:p>
      <text:p text:style-name="P17">(gdb) break 11 if var1==20</text:p>
      <text:p text:style-name="P17"/>
      <text:p text:style-name="P15">Интересно, что с помощью print можно выполнять арифметические операции и их результат не только выводится на экран, но и присваивается внутренней переменной, таким образом его можно будет вывести ещё раз позже или использовать в других вычислениях. Например:</text:p>
      <text:p text:style-name="P17">(gdb) print var1+30</text:p>
      <text:p text:style-name="P17">(gdb) print $2</text:p>
      <text:p text:style-name="P17"/>
      <text:p text:style-name="P15">С помощью команды set можно изменить значение переменной прямо во время выполнения программы. Например:</text:p>
      <text:p text:style-name="P17">(gdb) set var2 = 20</text:p>
      <text:p text:style-name="P17"/>
      <text:p text:style-name="P15">С помощью команды ptype вы можете вывести тип переменной. Например:</text:p>
      <text:p text:style-name="P17">(gdb) ptype var2</text:p>
      <text:p text:style-name="P17"/>
      <text:p text:style-name="P16">Ещё интереснее исследовать как программы на Си работают с памятью. Команда print может выводить не только выводить значения переменных, но и их адреса в памяти. <text:span text:style-name="T18">В</text:span>ы можете вывести адреса всех переменных в памяти с помощью </text:p>
      <text:p text:style-name="P16">символа &amp;. Например:</text:p>
      <text:p text:style-name="P17">(gdb) print &amp;argc</text:p>
      <text:p text:style-name="P17">(gdb) print &amp;var1</text:p>
      <text:p text:style-name="P17">(gdb) print &amp;buffer</text:p>
      <text:p text:style-name="P17"><text:soft-page-break/></text:p>
      <text:p text:style-name="P17"><text:span text:style-name="T17">Если вы не знаете адрес переменной, можно передать её имя с оператором &amp;, он извлечет её адрес. Программа выводит шеснадцатиричное значение, и оно обычно мало о чём нам может сообщить. Для того чтобы улучшить</text:span> <text:span text:style-name="T17">ситуацию можно воспользоваться опциями форматирования. Можно указать тип выводимых данных с помощью таких модификаторов:</text:span></text:p>
      <text:p text:style-name="P15"/>
      <text:p text:style-name="P3">o - восьмиричный;</text:p>
      <text:p text:style-name="P3">x - шестнадцатиричный;</text:p>
      <text:p text:style-name="P3">d - десятичный;</text:p>
      <text:p text:style-name="P3">f - число с плавающей запятой;</text:p>
      <text:p text:style-name="P3">i - инструкция процессора;</text:p>
      <text:p text:style-name="P3">с - символ;</text:p>
      <text:p text:style-name="P3">s - строка.</text:p>
      <text:p text:style-name="P3">Также можно указать размер выводимого блока:</text:p>
      <text:p text:style-name="P3"/>
      <text:p text:style-name="P3">b - байт;</text:p>
      <text:p text:style-name="P3">h - полуслово (два байта);</text:p>
      <text:p text:style-name="P3">w - слово (четыре байта);</text:p>
      <text:p text:style-name="P3">g - восемь байт;</text:p>
      <text:p text:style-name="P6">(gdb) x/wd &amp;var2</text:p>
      <text:p text:style-name="P6"/>
      <text:p text:style-name="P15">Ещё можно указать количество блоков, которые надо выводить, например два:</text:p>
      <text:p text:style-name="P17">(gdb) x/2wd &amp;var2</text:p>
      <text:p text:style-name="P17"/>
      <text:p text:style-name="P15">Получение списка функций</text:p>
      <text:p text:style-name="P17">info functions | i func</text:p>
      <text:p text:style-name="P17"/>
      <text:p text:style-name="P15">Для отображения значения по указанному адресу используется команда x, где через "/" указывается формат вывода</text:p>
      <text:p text:style-name="P17">x/i - инструкция</text:p>
      <text:p text:style-name="P17">x/x – hex <text:s text:c="2"/><text:span text:style-name="T19">(x/8x)</text:span></text:p>
      <text:p text:style-name="P17">x/s - строка</text:p>
      <text:p text:style-name="P17">x/a – адрес</text:p>
      <text:p text:style-name="P17"/>
      <text:p text:style-name="P15">а также размер вывода</text:p>
      <text:p text:style-name="P17">x/b - 8-bit</text:p>
      <text:p text:style-name="P17">x/h - 16-bit</text:p>
      <text:p text:style-name="P17">x/w - 32-bit</text:p>
      <text:p text:style-name="P17">x/g – 64-bit</text:p>
      <text:p text:style-name="P17"/>
      <text:p text:style-name="P18">Собирать без оптимизации с ключами -g -O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244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8T11:49:18.174838604</dc:date>
    <meta:editing-duration>P1DT8H28M13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2" meta:paragraph-count="86" meta:word-count="570" meta:character-count="4193" meta:non-whitespace-character-count="3692"/>
  </office:meta>
</office:document-meta>
</file>